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1 February 1869</text:p>
      <text:p text:style-name="P2">Month<text:tab/><text:tab/><text:tab/><text:tab/><text:tab/><text:tab/>February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Y</text:p>
      <text:p text:style-name="P2">Postmark<text:tab/><text:tab/><text:tab/><text:tab/><text:tab/>Y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lso available in Box 19, FF 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d. Dr. Morais/</text:p>
      <text:p text:style-name="P2"><text:span text:style-name="T1">No 546 North 5</text:span><text:span text:style-name="T2">th</text:span><text:span text:style-name="T1"> St/</text:span></text:p>
      <text:p text:style-name="P2"><text:tab/>Philaa/</text:p>
      <text:p text:style-name="P2"/>
      <text:p text:style-name="P2">[Page 1]</text:p>
      <text:p text:style-name="P4">Phila. Febry 11th(/)69/</text:p>
      <text:p text:style-name="P2">Revd Dr Morais--/</text:p>
      <text:p text:style-name="P2"><text:tab/>Dear Sir--/</text:p>
      <text:p text:style-name="P2"><text:span text:style-name="T1"><text:tab/>A number of/ gentlemen connected with/ the different Hebrew Chari-/-table Societies of this City/ would be pleased to meet/ you on Monday evening/ next Feb 15</text:span><text:span text:style-name="T2">th</text:span><text:span text:style-name="T1"> at half/ past Seven O.C. At the/ office of Mr E H Weil No/ 126 South 6</text:span><text:span text:style-name="T2">th</text:span><text:span text:style-name="T1"> St. <text:s/>For the/ purpose of considering the/ feasibility of uniting the/ various Societies into one/ central organisation[sic]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3:27:11</meta:creation-date>
    <dc:date>2012-03-19T14:46:06.86</dc:date>
    <dc:language>en-US</dc:language>
    <meta:editing-cycles>4</meta:editing-cycles>
    <meta:editing-duration>PT00H04M32S</meta:editing-duration>
    <dc:creator>Penn Libraries</dc:creator>
    <meta:document-statistic meta:table-count="0" meta:image-count="0" meta:object-count="0" meta:page-count="2" meta:paragraph-count="70" meta:word-count="265" meta:character-count="1820"/>
    <meta:user-defined meta:name="Info 1"/>
    <meta:user-defined meta:name="Info 2"/>
    <meta:user-defined meta:name="Info 3"/>
    <meta:user-defined meta:name="Info 4"/>
  </office:meta>
</office:document-meta>
</file>